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Arial Unicode MS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Rubrik_20_och_20_innehåll-notes">
      <style:graphic-properties draw:fill-color="#ffffff" fo:min-height="13.364cm"/>
    </style:style>
    <style:style style:name="pr7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vå_20_innehållsdelar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499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6" style:family="paragraph">
      <loext:graphic-properties draw:fill="none"/>
      <style:paragraph-properties fo:margin-left="0cm" fo:margin-right="0cm" fo:margin-top="0.499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text-indent="0cm">
        <style:tab-stops/>
      </style:paragraph-properties>
    </style:style>
    <style:style style:name="P13" style:family="paragraph">
      <style:paragraph-properties fo:margin-left="1.27cm" fo:margin-right="0cm" fo:text-indent="-1.27cm">
        <style:tab-stops/>
      </style:paragraph-properties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60pt" style:font-style-asian="normal" style:font-weight-asian="normal" style:font-name-complex="Arial Unicode MS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Date Placeholder 3" draw:style-name="gr1" draw:text-style-name="P2" draw:layer="layout" svg:width="7.619cm" svg:height="1.013cm" svg:x="2.328cm" svg:y="17.657cm">
          <draw:text-box>
            <text:p text:style-name="P1"><text:span text:style-name="T1"><text:date style:data-style-name="D1" text:date-value="2016-10-12">10/12/16</text:date></text:span></text:p>
          </draw:text-box>
        </draw:frame>
        <draw:frame draw:name="Title 1" presentation:style-name="pr1" draw:text-style-name="P4" draw:layer="layout" svg:width="25.4cm" svg:height="6.632cm" svg:x="4.233cm" svg:y="3.118cm" presentation:class="title">
          <draw:text-box>
            <text:p text:style-name="P3"><text:span text:style-name="T2">R</text:span><text:span text:style-name="T2">e</text:span><text:span text:style-name="T2">d</text:span><text:span text:style-name="T2">o</text:span><text:span text:style-name="T2">vi</text:span><text:span text:style-name="T2">s</text:span><text:span text:style-name="T2">ni</text:span><text:span text:style-name="T2">n</text:span><text:span text:style-name="T2">g </text:span><text:span text:style-name="T2">1</text:span></text:p>
          </draw:text-box>
        </draw:frame>
        <draw:frame draw:name="Subtitle 2" presentation:style-name="pr2" draw:text-style-name="P6" draw:layer="layout" svg:width="25.4cm" svg:height="4.599cm" svg:x="4.233cm" svg:y="10.006cm" presentation:class="subtitle">
          <draw:text-box>
            <text:p text:style-name="P5"><text:span text:style-name="T3">201</text:span><text:span text:style-name="T3">6-</text:span><text:span text:style-name="T3">10-</text:span><text:span text:style-name="T3">10</text:span></text:p>
          </draw:text-box>
        </draw:frame>
        <presentation:notes draw:style-name="dp2">
          <draw:page-thumbnail draw:style-name="gr2" draw:layer="layout" svg:width="14.849cm" svg:height="11.136cm" svg:x="3.075cm" svg:y="2.257cm" draw:page-number="1" presentation:class="page"/>
          <draw:frame presentation:style-name="pr3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Grupp nr: NR" draw:style-name="dp3" draw:master-page-name="Rubrik_20_och_20_innehåll" presentation:presentation-page-layout-name="AL2T11">
        <draw:frame draw:name="Rubrik 3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Gr</text:span><text:span text:style-name="T4">up</text:span><text:span text:style-name="T4">p </text:span><text:span text:style-name="T4">nr</text:span><text:span text:style-name="T4">: </text:span><text:span text:style-name="T4">2</text:span></text:p>
          </draw:text-box>
        </draw:frame>
        <draw:frame draw:name="Platshållare för innehåll 4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header>
                <text:p text:style-name="P10"><text:span text:style-name="T5"/></text:p>
              </text:list-header>
              <text:list-item>
                <text:p text:style-name="P10"><text:span text:style-name="T5">Nina Hedman, ni.hedman@gmail.com</text:span></text:p>
              </text:list-item>
              <text:list-item>
                <text:p text:style-name="P10"><text:span text:style-name="T5">Victor Sago, victorsago01@gmail.com</text:span></text:p>
              </text:list-item>
              <text:list-item>
                <text:p text:style-name="P10"><text:span text:style-name="T5">Pontus Sandliden, pontussandliden@hotmail.com</text:span></text:p>
              </text:list-item>
              <text:list-item>
                <text:p text:style-name="P10"><text:span text:style-name="T5">Annika Svedin, annika.svedin@gmail.com</text:span></text:p>
              </text:list-item>
              <text:list-item>
                <text:p text:style-name="P10"><text:span text:style-name="T5">Felix Törnqvist, felix.trnqvist@gmail.co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4cm" svg:y="2.256cm" draw:page-number="2" presentation:class="page"/>
          <draw:frame presentation:style-name="pr6" draw:text-style-name="P7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lanering från föregående redovisning" draw:style-name="dp3" draw:master-page-name="Rubrik_20_och_20_innehåll" presentation:presentation-page-layout-name="AL2T11">
        <draw:frame draw:name="Rubrik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Planering från </text:span><text:span text:style-name="T4">föregående </text:span><text:span text:style-name="T4">redovisning</text:span></text:p>
          </draw:text-box>
        </draw:frame>
        <draw:frame draw:name="Platshållare för innehåll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header>
                <text:p text:style-name="P12"><text:span text:style-name="T6">Till nästa gång planerar </text:span><text:span text:style-name="T6">vi att:</text:span></text:p>
              </text:list-header>
              <text:list-item>
                <text:p text:style-name="P13"><text:span text:style-name="T6">Implementerat hälften - </text:span><text:span text:style-name="T6">majoriteten av </text:span><text:span text:style-name="T6">programm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mmandon och funktioner" draw:style-name="dp3" draw:master-page-name="Två_20_innehållsdelar" presentation:presentation-page-layout-name="AL3T3">
        <draw:frame draw:name="Rubrik 1" presentation:style-name="pr7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Ko</text:span><text:span text:style-name="T4">m</text:span><text:span text:style-name="T4">m</text:span><text:span text:style-name="T4">an</text:span><text:span text:style-name="T4">do</text:span><text:span text:style-name="T4">n </text:span><text:span text:style-name="T4">oc</text:span><text:span text:style-name="T4">h </text:span><text:span text:style-name="T4">fu</text:span><text:span text:style-name="T4">nk</text:span><text:span text:style-name="T4">tio</text:span><text:span text:style-name="T4">ne</text:span><text:span text:style-name="T4">r</text:span></text:p>
          </draw:text-box>
        </draw:frame>
        <draw:frame draw:name="Platshållare för innehåll 3" presentation:style-name="pr8" draw:text-style-name="P11" draw:layer="layout" svg:width="14.392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5">Lista över de kommandon och funktioner som ni ska ha med plus vem som ska jobba på dem</text:span></text:p>
              </text:list-item>
            </text:list>
            <text:p text:style-name="P10"><text:span text:style-name="T5"/></text:p>
          </draw:text-box>
        </draw:frame>
        <draw:frame draw:name="Platshållare för innehåll 4" presentation:style-name="pr8" draw:text-style-name="P11" draw:layer="layout" svg:width="14.392cm" svg:height="12.086cm" svg:x="17.145cm" svg:y="5.07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s: NAMN" draw:style-name="dp3" draw:master-page-name="Två_20_innehållsdelar" presentation:presentation-page-layout-name="AL3T3">
        <draw:frame draw:name="Rubrik 1" presentation:style-name="pr7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t</text:span><text:span text:style-name="T4">at</text:span><text:span text:style-name="T4">us</text:span><text:span text:style-name="T4">: </text:span><text:span text:style-name="T4">N</text:span><text:span text:style-name="T4">A</text:span><text:span text:style-name="T4">M</text:span><text:span text:style-name="T4">N</text:span></text:p>
          </draw:text-box>
        </draw:frame>
        <draw:frame draw:name="Platshållare för innehåll 2" presentation:style-name="pr8" draw:text-style-name="P11" draw:layer="layout" svg:width="14.392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5">En per gruppmedlem</text:span></text:p>
              </text:list-item>
              <text:list-item>
                <text:p text:style-name="P10"><text:span text:style-name="T5">Kortfattad beskrivning av vad som gjorts sen sist</text:span></text:p>
              </text:list-item>
            </text:list>
          </draw:text-box>
        </draw:frame>
        <draw:frame draw:name="Platshållare för innehåll 3" presentation:style-name="pr8" draw:text-style-name="P11" draw:layer="layout" svg:width="14.392cm" svg:height="12.086cm" svg:x="17.145cm" svg:y="5.071cm" presentation:class="outline" presentation:user-transformed="true">
          <draw:text-box>
            <text:p text:style-name="P15"><text:span text:style-name="T5">Klistra in logg från versionhanteringssystemet för gruppmedlemmen hä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ering" draw:style-name="dp3" draw:master-page-name="Rubrik_20_och_20_innehåll" presentation:presentation-page-layout-name="AL2T11">
        <draw:frame draw:name="Rubrik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Pl</text:span><text:span text:style-name="T4">an</text:span><text:span text:style-name="T4">er</text:span><text:span text:style-name="T4">in</text:span><text:span text:style-name="T4">g</text:span></text:p>
          </draw:text-box>
        </draw:frame>
        <draw:frame draw:name="Platshållare för innehåll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5">Vad tänker ni göra tills nästa gång vi ses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Arial Unicode MS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shrink-to-fit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Rubrik_20_och_20_innehåll-outline2" style:display-name="Rubrik och innehåll-outline2" style:family="presentation" style:parent-style-name="Rubrik_20_och_20_innehåll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ubrik_20_och_20_innehåll-outline3" style:display-name="Rubrik och innehåll-outline3" style:family="presentation" style:parent-style-name="Rubrik_20_och_20_innehåll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4" style:display-name="Rubrik och innehåll-outline4" style:family="presentation" style:parent-style-name="Rubrik_20_och_20_innehåll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5" style:display-name="Rubrik och innehåll-outline5" style:family="presentation" style:parent-style-name="Rubrik_20_och_20_innehåll-outline4">
      <style:paragraph-properties fo:margin-top="0.1cm" fo:margin-bottom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top="0.1cm" fo:margin-bottom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top="0.1cm" fo:margin-bottom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top="0.1cm" fo:margin-bottom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top="0.1cm" fo:margin-bottom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background" style:display-name="Två innehållsdelar-background" style:family="presentation">
      <style:graphic-properties draw:stroke="none" draw:fill="solid" draw:fill-color="#ffffff"/>
      <style:text-properties style:letter-kerning="true"/>
    </style:style>
    <style:style style:name="Två_20_innehållsdelar-backgroundobjects" style:display-name="Två innehållsdel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vå_20_innehållsdelar-notes" style:display-name="Två innehållsdel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vå_20_innehållsdelar-outline1" style:display-name="Två innehållsdelar-outline1" style:family="presentation">
      <style:graphic-properties draw:stroke="none" draw:fill="none" draw:auto-grow-height="false" draw:fit-to-size="shrink-to-fit">
        <text:list-style style:name="Två_20_innehållsdelar-outline1" style:display-name="Två innehållsdel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outline2" style:display-name="Två innehållsdelar-outline2" style:family="presentation" style:parent-style-name="Två_20_innehållsdela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vå_20_innehållsdelar-outline3" style:display-name="Två innehållsdelar-outline3" style:family="presentation" style:parent-style-name="Två_20_innehållsdela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4" style:display-name="Två innehållsdelar-outline4" style:family="presentation" style:parent-style-name="Två_20_innehållsdela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5" style:display-name="Två innehållsdelar-outline5" style:family="presentation" style:parent-style-name="Två_20_innehållsdelar-outline4">
      <style:paragraph-properties fo:margin-top="0.1cm" fo:margin-bottom="0cm"/>
      <style:text-properties fo:font-size="20pt" style:font-size-asian="20pt" style:font-size-complex="20pt"/>
    </style:style>
    <style:style style:name="Två_20_innehållsdelar-outline6" style:display-name="Två innehållsdelar-outline6" style:family="presentation" style:parent-style-name="Två_20_innehållsdelar-outline5">
      <style:paragraph-properties fo:margin-top="0.1cm" fo:margin-bottom="0cm"/>
      <style:text-properties fo:font-size="20pt" style:font-size-asian="20pt" style:font-size-complex="20pt"/>
    </style:style>
    <style:style style:name="Två_20_innehållsdelar-outline7" style:display-name="Två innehållsdelar-outline7" style:family="presentation" style:parent-style-name="Två_20_innehållsdelar-outline6">
      <style:paragraph-properties fo:margin-top="0.1cm" fo:margin-bottom="0cm"/>
      <style:text-properties fo:font-size="20pt" style:font-size-asian="20pt" style:font-size-complex="20pt"/>
    </style:style>
    <style:style style:name="Två_20_innehållsdelar-outline8" style:display-name="Två innehållsdelar-outline8" style:family="presentation" style:parent-style-name="Två_20_innehållsdelar-outline7">
      <style:paragraph-properties fo:margin-top="0.1cm" fo:margin-bottom="0cm"/>
      <style:text-properties fo:font-size="20pt" style:font-size-asian="20pt" style:font-size-complex="20pt"/>
    </style:style>
    <style:style style:name="Två_20_innehållsdelar-outline9" style:display-name="Två innehållsdelar-outline9" style:family="presentation" style:parent-style-name="Två_20_innehållsdelar-outline8">
      <style:paragraph-properties fo:margin-top="0.1cm" fo:margin-bottom="0cm"/>
      <style:text-properties fo:font-size="20pt" style:font-size-asian="20pt" style:font-size-complex="20pt"/>
    </style:style>
    <style:style style:name="Två_20_innehållsdelar-subtitle" style:display-name="Två innehållsdelar-subtitle" style:family="presentation">
      <style:graphic-properties draw:stroke="none" draw:fill="none" draw:textarea-vertical-align="middle">
        <text:list-style style:name="Två_20_innehållsdelar-subtitle" style:display-name="Två innehållsdel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vå_20_innehållsdelar-title" style:display-name="Två innehållsdelar-title" style:family="presentation">
      <style:graphic-properties draw:stroke="none" draw:fill="none" draw:textarea-vertical-align="middle">
        <text:list-style style:name="Två_20_innehållsdelar-title" style:display-name="Två innehållsdel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Rubrik_20_och_20_innehål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Rubrik_20_och_20_innehåll-backgroundobjects">
      <style:graphic-properties draw:stroke="none" draw:fill="none" draw:fill-color="#ffffff" draw:auto-grow-height="false" fo:min-height="1.485cm"/>
    </style:style>
    <style:style style:name="Mpr5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vå_20_innehållsdela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vå_20_innehållsdelar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vå_20_innehållsdelar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style:writing-mode="lr-tb" style:font-independent-line-spacing="true"/>
    </style:style>
    <style:style style:name="MP17" style:family="paragraph">
      <style:paragraph-properties fo:margin-left="0cm" fo:margin-right="0cm" fo:margin-top="0.499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60pt" style:font-style-asian="normal" style:font-weight-asian="normal" style:font-name-complex="Arial Unicode MS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Rubrik_20_och_20_innehåll" style:display-name="Rubrik och innehåll" style:page-layout-name="PM1" draw:style-name="Mdp1">
      <draw:frame draw:name="Rubrik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Klicka här för att </text:span><text:span text:style-name="MT2">ändra format</text:span></text:p>
        </draw:text-box>
      </draw:frame>
      <draw:frame draw:name="Platshållare för innehåll 2" presentation:style-name="Mpr2" draw:text-style-name="MP10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Klicka för att redigera </text:span><text:span text:style-name="MT3">dispositionstextens </text:span><text:span text:style-name="MT3">format</text:span></text:p>
              <text:list>
                <text:list-item>
                  <text:p text:style-name="MP7"><text:span text:style-name="MT3">Andra </text:span><text:span text:style-name="MT3">dispositionsnivån</text:span></text:p>
                  <text:list>
                    <text:list-item>
                      <text:p text:style-name="MP7"><text:span text:style-name="MT3">Tredje </text:span><text:span text:style-name="MT3">dispositionsnivån</text:span></text:p>
                      <text:list>
                        <text:list-item>
                          <text:p text:style-name="MP7"><text:span text:style-name="MT3">Fjärde </text:span><text:span text:style-name="MT3">dispositionsnivån</text:span></text:p>
                          <text:list>
                            <text:list-item>
                              <text:p text:style-name="MP7"><text:span text:style-name="MT3">Femte </text:span><text:span text:style-name="MT3">dispositionsniv</text:span><text:span text:style-name="MT3">ån</text:span></text:p>
                              <text:list>
                                <text:list-item>
                                  <text:p text:style-name="MP7"><text:span text:style-name="MT3">Sjätte </text:span><text:span text:style-name="MT3">dispositionsn</text:span><text:span text:style-name="MT3">ivån</text:span></text:p>
                                  <text:list>
                                    <text:list-item>
                                      <text:p text:style-name="MP8"><text:span text:style-name="MT3">Sjunde </text:span><text:span text:style-name="MT3">disposition</text:span><text:span text:style-name="MT3">snivånKlic</text:span><text:span text:style-name="MT3">ka här för </text:span><text:span text:style-name="MT3">att ändra </text:span><text:span text:style-name="MT3">format på </text:span><text:span text:style-name="MT3">bakgrunds</text:span><text:span text:style-name="MT3">texten</text:span></text:p>
                                      <text:list>
                                        <text:list-item>
                                          <text:p text:style-name="MP8"><text:span text:style-name="MT4">Nivå två</text:span></text:p>
                                          <text:list>
                                            <text:list-item>
                                              <text:p text:style-name="MP8"><text:span text:style-name="MT5">Nivå tre</text:span></text:p>
                                              <text:list>
                                                <text:list-item>
                                                  <text:p text:style-name="MP9"><text:span text:style-name="MT6">Nivå </text:span><text:span text:style-name="MT6">fyra</text:span></text:p>
                                                </text:list-item>
                                                <text:list-item>
                                                  <text:p text:style-name="MP9"><text:span text:style-name="MT6">Nivå </text:span><text:span text:style-name="MT6">fem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7"><text:date style:data-style-name="D1" text:date-value="2016-10-12">2016-10-12</text:date></text:span></text:p>
        </draw:text-box>
      </draw:frame>
      <draw:frame draw:name="Platshållare för sidfot 4" presentation:style-name="Mpr3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5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7"><text:page-number>&lt;nummer&gt;</text:page-number></text:span></text:p>
        </draw:text-box>
      </draw:frame>
      <presentation:notes style:page-layout-name="PM0">
        <draw:page-thumbnail presentation:style-name="Rubrik_20_och_20_innehåll-title" draw:layer="backgroundobjects" svg:width="14.848cm" svg:height="11.136cm" svg:x="3.075cm" svg:y="2.257cm" presentation:class="page"/>
        <draw:frame presentation:style-name="Rubrik_20_och_20_innehål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Två_20_innehållsdelar" style:display-name="Två innehållsdelar" style:page-layout-name="PM1" draw:style-name="Mdp1">
      <draw:frame draw:name="Rubrik 1" presentation:style-name="Mpr6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Klicka här för att </text:span><text:span text:style-name="MT2">ändra format</text:span></text:p>
        </draw:text-box>
      </draw:frame>
      <draw:frame draw:name="Platshållare för innehåll 2" presentation:style-name="Mpr7" draw:text-style-name="MP10" draw:layer="backgroundobjects" svg:width="14.392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Klicka för att redigera </text:span><text:span text:style-name="MT3">dispositionstextens </text:span><text:span text:style-name="MT3">format</text:span></text:p>
              <text:list>
                <text:list-item>
                  <text:p text:style-name="MP7"><text:span text:style-name="MT3">Andra </text:span><text:span text:style-name="MT3">dispositionsnivån</text:span></text:p>
                  <text:list>
                    <text:list-item>
                      <text:p text:style-name="MP7"><text:span text:style-name="MT3">Tredje </text:span><text:span text:style-name="MT3">dispositionsnivån</text:span></text:p>
                      <text:list>
                        <text:list-item>
                          <text:p text:style-name="MP7"><text:span text:style-name="MT3">Fjärde </text:span><text:span text:style-name="MT3">dispositionsnivån</text:span></text:p>
                          <text:list>
                            <text:list-item>
                              <text:p text:style-name="MP7"><text:span text:style-name="MT3">Femte </text:span><text:span text:style-name="MT3">dispositionsniv</text:span><text:span text:style-name="MT3">ån</text:span></text:p>
                              <text:list>
                                <text:list-item>
                                  <text:p text:style-name="MP7"><text:span text:style-name="MT3">Sjätte </text:span><text:span text:style-name="MT3">dispositionsn</text:span><text:span text:style-name="MT3">ivån</text:span></text:p>
                                  <text:list>
                                    <text:list-item>
                                      <text:p text:style-name="MP8"><text:span text:style-name="MT3">Sjunde </text:span><text:span text:style-name="MT3">disposition</text:span><text:span text:style-name="MT3">snivånKlic</text:span><text:span text:style-name="MT3">ka här för </text:span><text:span text:style-name="MT3">att ändra </text:span><text:span text:style-name="MT3">format på </text:span><text:span text:style-name="MT3">bakgrunds</text:span><text:span text:style-name="MT3">texten</text:span></text:p>
                                      <text:list>
                                        <text:list-item>
                                          <text:p text:style-name="MP8"><text:span text:style-name="MT4">Nivå två</text:span></text:p>
                                          <text:list>
                                            <text:list-item>
                                              <text:p text:style-name="MP8"><text:span text:style-name="MT5">Nivå tre</text:span></text:p>
                                              <text:list>
                                                <text:list-item>
                                                  <text:p text:style-name="MP9"><text:span text:style-name="MT6">Nivå </text:span><text:span text:style-name="MT6">fyra</text:span></text:p>
                                                </text:list-item>
                                                <text:list-item>
                                                  <text:p text:style-name="MP9"><text:span text:style-name="MT6">Nivå </text:span><text:span text:style-name="MT6">fem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innehåll 3" presentation:style-name="Mpr7" draw:text-style-name="MP10" draw:layer="backgroundobjects" svg:width="14.392cm" svg:height="12.086cm" svg:x="17.145cm" svg:y="5.071cm" presentation:class="outline" presentation:user-transformed="true">
        <draw:text-box>
          <text:list text:style-name="ML2">
            <text:list-item>
              <text:p text:style-name="MP7"><text:span text:style-name="MT3">Klicka för att redigera </text:span><text:span text:style-name="MT3">dispositionstextens </text:span><text:span text:style-name="MT3">format</text:span></text:p>
              <text:list>
                <text:list-item>
                  <text:p text:style-name="MP7"><text:span text:style-name="MT3">Andra </text:span><text:span text:style-name="MT3">dispositionsnivån</text:span></text:p>
                  <text:list>
                    <text:list-item>
                      <text:p text:style-name="MP7"><text:span text:style-name="MT3">Tredje </text:span><text:span text:style-name="MT3">dispositionsnivån</text:span></text:p>
                      <text:list>
                        <text:list-item>
                          <text:p text:style-name="MP7"><text:span text:style-name="MT3">Fjärde </text:span><text:span text:style-name="MT3">dispositionsnivån</text:span></text:p>
                          <text:list>
                            <text:list-item>
                              <text:p text:style-name="MP7"><text:span text:style-name="MT3">Femte </text:span><text:span text:style-name="MT3">dispositionsniv</text:span><text:span text:style-name="MT3">ån</text:span></text:p>
                              <text:list>
                                <text:list-item>
                                  <text:p text:style-name="MP7"><text:span text:style-name="MT3">Sjätte </text:span><text:span text:style-name="MT3">dispositionsn</text:span><text:span text:style-name="MT3">ivå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3">Sjunde </text:span><text:span text:style-name="MT3">dispositionsnivånKlicka </text:span><text:span text:style-name="MT3">här för att ändra format </text:span><text:span text:style-name="MT3">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4" presentation:style-name="Mpr8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7"><text:date style:data-style-name="D1" text:date-value="2016-10-12">2016-10-12</text:date></text:span></text:p>
        </draw:text-box>
      </draw:frame>
      <draw:frame draw:name="Platshållare för sidfot 5" presentation:style-name="Mpr8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6" presentation:style-name="Mpr8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7"><text:page-number>&lt;nummer&gt;</text:page-number></text:span></text:p>
        </draw:text-box>
      </draw:frame>
      <presentation:notes style:page-layout-name="PM0">
        <draw:page-thumbnail presentation:style-name="Två_20_innehållsdelar-title" draw:layer="backgroundobjects" svg:width="19.798cm" svg:height="11.136cm" svg:x="0.6cm" svg:y="2.257cm" presentation:class="page"/>
        <draw:frame presentation:style-name="Två_20_innehållsdela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11" draw:text-style-name="MP16" draw:layer="backgroundobjects" svg:width="25.4cm" svg:height="6.632cm" svg:x="4.233cm" svg:y="3.118cm" presentation:class="title">
        <draw:text-box>
          <text:p text:style-name="MP15"><text:span text:style-name="MT8">Click to edit </text:span><text:span text:style-name="MT8">Master title </text:span><text:span text:style-name="MT8">style</text:span></text:p>
        </draw:text-box>
      </draw:frame>
      <draw:frame draw:name="Subtitle 2" presentation:style-name="Mpr12" draw:text-style-name="MP16" draw:layer="backgroundobjects" svg:width="25.4cm" svg:height="4.599cm" svg:x="4.233cm" svg:y="10.006cm" presentation:class="subtitle">
        <draw:text-box>
          <text:p text:style-name="MP17"><text:span text:style-name="MT9">Click to edit Master subtitle style</text:span></text:p>
        </draw:text-box>
      </draw:frame>
      <draw:frame draw:name="Date Placeholder 3" presentation:style-name="Mpr13" draw:text-style-name="MP16" draw:layer="backgroundobjects" svg:width="7.619cm" svg:height="1.013cm" svg:x="2.328cm" svg:y="17.657cm" presentation:class="date-time">
        <draw:text-box>
          <text:p text:style-name="MP18"><text:span text:style-name="MT10"><text:date style:data-style-name="D1" text:date-value="2016-10-12">10/12/16</text:date></text:span></text:p>
        </draw:text-box>
      </draw:frame>
      <draw:frame draw:name="Footer Placeholder 4" presentation:style-name="Mpr13" draw:text-style-name="MP16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13" draw:text-style-name="MP16" draw:layer="backgroundobjects" svg:width="7.619cm" svg:height="1.013cm" svg:x="23.918cm" svg:y="17.657cm" presentation:class="page-number">
        <draw:text-box>
          <text:p text:style-name="MP19"><text:span text:style-name="MT10"><text:page-number>&lt;numm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4.849cm" svg:height="11.136cm" svg:x="3.075cm" svg:y="2.257cm" presentation:class="page"/>
        <draw:frame draw:name="Notes Placeholder 2" presentation:style-name="Mpr14" draw:text-style-name="MP16" draw:layer="backgroundobjects" svg:width="16.8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1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1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" draw:text-style-name="MP1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" draw:text-style-name="MP16" draw:layer="backgroundobjects" svg:width="9.113cm" svg:height="1.484cm" svg:x="11.886cm" svg:y="28.215cm" presentation:class="page-number">
          <draw:text-box>
            <text:p text:style-name="MP20"><text:span text:style-name="MT1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upp nr: </dc:title>
    <meta:initial-creator>henrikbe</meta:initial-creator>
    <meta:editing-cycles>17</meta:editing-cycles>
    <meta:creation-date>2016-10-07T07:01:15</meta:creation-date>
    <dc:date>2016-10-12T13:29:46.592371915</dc:date>
    <meta:editing-duration>PT13M53S</meta:editing-duration>
    <meta:generator>LibreOffice/5.1.4.2$Linux_X86_64 LibreOffice_project/10m0$Build-2</meta:generator>
    <meta:document-statistic meta:object-count="72"/>
    <meta:user-defined meta:name="AppVersion">15.0000</meta:user-defined>
    <meta:user-defined meta:name="ArticulateGUID">9E8ECCF8-68C6-4B82-8AE4-30A258228A0A</meta:user-defined>
    <meta:user-defined meta:name="ArticulatePath">red1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d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